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ace4"/>
    </style:style>
    <style:style style:name="P2" style:family="paragraph" style:parent-style-name="Standard">
      <style:paragraph-properties fo:text-align="start" style:justify-single-word="false"/>
      <style:text-properties officeooo:paragraph-rsid="001cace4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ace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2cd1"/>
    </style:style>
    <style:style style:name="P5" style:family="paragraph" style:parent-style-name="Standard">
      <style:paragraph-properties fo:text-align="start" style:justify-single-word="false"/>
      <style:text-properties officeooo:paragraph-rsid="001d2cd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d2cd1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cace4"/>
    </style:style>
    <style:style style:name="T4" style:family="text">
      <style:text-properties officeooo:rsid="001d2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1459399713207820412" text:style-name="L1">
        <text:list-item>
          <text:p text:style-name="P3">George is riding his bicycle to the east at 1<text:span text:style-name="T3">2</text:span> m/s. <text:s/>He sees a car, 10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127661296686" text:continue-numbering="true" text:style-name="L1">
        <text:list-item>
          <text:p text:style-name="P3">Monique leaves her house and walks to school at a rate of 1.5 m/s. <text:s/>At the same time, Rick leaves the school and walks toward Monique's house at a speed of 2 m/s. <text:s/>Monique's house is <text:span text:style-name="T3">20</text:span>00 meters from the school.</text:p>
          <text:list>
            <text:list-item>
              <text:p text:style-name="P3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129346709479" text:continue-numbering="true" text:style-name="L1">
        <text:list-item>
          <text:list>
            <text:list-item>
              <text:p text:style-name="P3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128161707312" text:continue-numbering="true" text:style-name="L1">
        <text:list-item>
          <text:p text:style-name="P3">Ernest, a police officer, is in pursuit of a car that has been stolen by the notorius criminal Bert. <text:s/>Bert is 5 km ahead of the police car. <text:s/>Bert drives 30 m/s, and the <text:span text:style-name="T2">Ernest</text:span> is catching up by driving <text:span text:style-name="T3">3</text:span>5 m/s. <text:s/></text:p>
          <text:list>
            <text:list-item>
              <text:p text:style-name="P3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129225882029" text:continue-numbering="true" text:style-name="L1">
        <text:list-item>
          <text:list>
            <text:list-item>
              <text:p text:style-name="P3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128375948728" text:continue-numbering="true" text:style-name="L1">
        <text:list-item>
          <text:list>
            <text:list-item>
              <text:p text:style-name="P3">A car, coming from the other direction, driven by an innocent bystander named Zoey, is traveling 2<text:span text:style-name="T3">2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127742060349" text:continue-numbering="true" text:style-name="L1">
        <text:list-item>
          <text:p text:style-name="P3"><text:soft-page-break/>Billy-Bob is flying <text:span text:style-name="T3">2</text:span>00 m/s in a plane directly above a road. <text:s/>He sees a car driving in the same direction, 550 meters <text:span text:style-name="T2">in front of him</text:span>. <text:s/>It takes the plane <text:span text:style-name="T3">3</text:span>.<text:span text:style-name="T3">9</text:span>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127765197039" text:continue-numbering="true" text:style-name="L1">
        <text:list-item>
          <text:p text:style-name="P3">Louis is in a fighter plane, chasing an imperial Zero fighter near Hawaii. <text:s/>He is flying <text:span text:style-name="T3">75</text:span>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3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210128467617107" text:continue-numbering="true" text:style-name="L1">
        <text:list-item>
          <text:list>
            <text:list-item>
              <text:p text:style-name="P3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210128072715974" text:continue-numbering="true" text:style-name="L1">
        <text:list-item>
          <text:list>
            <text:list-item>
              <text:p text:style-name="P3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210129404473907" text:continue-numbering="true" text:style-name="L1">
        <text:list-item>
          <text:list>
            <text:list-item>
              <text:p text:style-name="P3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210127678232825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  <text:p text:style-name="P4"/>
        </text:list-item>
      </text:list>
      <text:p text:style-name="P5"/>
      <text:p text:style-name="P5"/>
      <text:list xml:id="list210127522927136" text:continue-numbering="true" text:style-name="L1">
        <text:list-item>
          <text:p text:style-name="P6">Salma is swimming <text:span text:style-name="T4">36</text:span>m west of the shore when she sees a shark <text:span text:style-name="T4">86</text:span>m west of her. <text:s/>She attempts to swim to the shore at a speed of 4 m/s. <text:s/>The shark pursues her at a speed of 1<text:span text:style-name="T4">3</text:span>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210128632607345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5-09-08T21:01:27.235086830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3.462014933</meta:creation-date>
    <meta:editing-duration>P0D</meta:editing-duration>
    <meta:editing-cycles>3</meta:editing-cycles>
    <meta:generator>LibreOffice/4.2.8.2$Linux_X86_64 LibreOffice_project/420$Build-2</meta:generator>
    <meta:initial-creator>Jonas Williamson</meta:initial-creator>
    <dc:date>2015-09-08T21:01:27.200333979</dc:date>
    <dc:creator>Jonas Williamson</dc:creator>
    <meta:document-statistic meta:table-count="0" meta:image-count="2" meta:object-count="0" meta:page-count="2" meta:paragraph-count="19" meta:word-count="419" meta:character-count="2090" meta:non-whitespace-character-count="1653"/>
  </office:meta>
</office:document-meta>
</file>